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fo:language="en" fo:country="US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text-position="super 58%" fo:language="en" fo:country="US"/>
    </style:style>
    <style:style style:name="T5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scow Institute of Physics and Technology </text:p>
      <text:p text:style-name="P3">(State University)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3">Presentation at the department of foreign languages</text:p>
      <text:p text:style-name="P4"/>
      <text:p text:style-name="P8"><text:span text:style-name="T3">Allometry of Egg Size as a Factor Influencing Egg Shape in Birds</text:span></text:p>
      <text:p text:style-name="P4"/>
      <text:p text:style-name="P5">based on the original article</text:p>
      <text:p text:style-name="P1"><text:span text:style-name="T3">“</text:span><text:span text:style-name="T5">Allometry of Egg Size as a Factor Influencing Egg Shape in Birds</text:span><text:span text:style-name="T3">”</text:span></text:p>
      <text:p text:style-name="P5"/>
      <text:p text:style-name="P1"><text:span text:style-name="T3">by Ivan Mytiai and Maria Ghazali</text:span></text:p>
      <text:p text:style-name="P1"><text:span text:style-name="T3">(</text:span>ссылка<text:span text:style-name="T3"> </text:span>на<text:span text:style-name="T3"> </text:span>статью<text:span text:style-name="T3">: https://www.researchgate.net/publication/354032387_Allometry_of_Egg_Size_as_a_Factor_Influencing_Egg_Shape_in_Birds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Prepared by: <text:s/></text:p>
      <text:p text:style-name="P5"><text:s text:c="133"/>Ivan Petrakov</text:p>
      <text:p text:style-name="P9"><text:span text:style-name="T3">4</text:span><text:span text:style-name="T4">th</text:span><text:span text:style-name="T3"> year student, 836 group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Moscow, 2021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scow Institute of Physics and Technology </dc:title>
    <meta:initial-creator>Наташа</meta:initial-creator>
    <meta:creation-date>2015-06-07T22:38:00</meta:creation-date>
    <dc:date>2021-09-22T14:53:47.84</dc:date>
    <meta:editing-cycles>4</meta:editing-cycles>
    <meta:editing-duration>PT14M</meta:editing-duration>
    <meta:document-statistic meta:table-count="0" meta:image-count="0" meta:object-count="0" meta:page-count="2" meta:paragraph-count="12" meta:word-count="66" meta:character-count="637"/>
    <meta:generator>OpenOffice/4.1.9$Win32 OpenOffice.org_project/419m1$Build-9805</meta:generator>
  </office:meta>
</office:document-meta>
</file>